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Heading_20_2">
      <style:paragraph-properties fo:margin-top="0.1665in" fo:margin-bottom="0.0835in" fo:keep-with-next="always"/>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6">Version 0.1.2</text:p>
      <text:p text:style-name="Subtitle">21<text:span text:style-name="T4">st</text:span> Novem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Introduction<text:tab/>4</text:p>
          <text:p text:style-name="P13">Event Condition Action Rules<text:tab/>4</text:p>
          <text:p text:style-name="P13">Rule Bindings<text:tab/>4</text:p>
          <text:p text:style-name="P13">Builtin Conditions and Actions<text:tab/>4</text:p>
          <text:p text:style-name="P13">Agent Transformation<text:tab/>5</text:p>
          <text:p text:style-name="P13">ECA Rule Engine<text:tab/>6</text:p>
          <text:p text:style-name="P12">Rule Language<text:tab/>7</text:p>
          <text:p text:style-name="P13">Rule Events<text:tab/>7</text:p>
          <text:p text:style-name="P13">Location Specifiers<text:tab/>8</text:p>
          <text:p text:style-name="P13">Rule Bindings<text:tab/>10</text:p>
          <text:p text:style-name="P13">Rule Expressions<text:tab/>10</text:p>
          <text:p text:style-name="P13">Rule Conditions<text:tab/>11</text:p>
          <text:p text:style-name="P13">Rule Actions<text:tab/>12</text:p>
          <text:p text:style-name="P12">Rule Language Built-Ins<text:tab/>13</text:p>
          <text:p text:style-name="P13">Helpers and Built-In Operations<text:tab/>13</text:p>
          <text:p text:style-name="P13">Countdowns<text:tab/>14</text:p>
          <text:p text:style-name="P13">Waiters<text:tab/>14</text:p>
          <text:p text:style-name="P13">Flags<text:tab/>15</text:p>
          <text:p text:style-name="P13">Tracing<text:tab/>15</text:p>
          <text:p text:style-name="P13">Aborting Execution<text:tab/>16</text:p>
          <text:p text:style-name="P13">Other Builtins<text:tab/>16</text:p>
          <text:p text:style-name="P12">Using The Orchestration Package<text:tab/>16</text:p>
          <text:p text:style-name="P13">Obtaining the sources<text:tab/>16</text:p>
          <text:p text:style-name="P13">Building the package<text:tab/>16</text:p>
          <text:p text:style-name="P13">Using The Package<text:tab/>17</text:p>
        </text:index-body>
      </text:table-of-content>
      <text:p text:style-name="Subtitle"/>
      <text:p text:style-name="P5">Legal Notices</text:p>
      <text:p text:style-name="P7">The information contained in this documentation is subject to change without notice.</text:p>
      <text:p text:style-name="P7">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8">Copyright</text:p>
      <text:p text:style-name="P7">JBoss, Home of Professional Open Source. Copyright 2008, Red Hat Middleware LLC,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p text:style-name="P4"/>
      <text:list text:style-name="Outline">
        <text:list-header>
          <text:h text:style-name="Heading_20_1" text:outline-level="1" text:is-list-header="true">Introduction</text:h>
        </text:list-header>
      </text:list>
      <text:p text:style-name="Text_20_body">The orchestration package provides an execution scripting tool designed primarily to support automation of tests for multi-threaded and multi-JVM Java applications. The package uses bytlecode transformation to modify the runtime execution of the application without having to modify the source code. The possible modifications are essentially unlimited but the package provides explicit support for test automation in three main areas:</text:p>
      <text:list text:style-name="L1">
        <text:list-item>
          <text:p text:style-name="P14">orchestrating the timing of activities performed by independent application threads</text:p>
        </text:list-item>
        <text:list-item>
          <text:p text:style-name="P14">tracing application execution</text:p>
        </text:list-item>
        <text:list-item>
          <text:p text:style-name="P14">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he orchestration tool primarily operates by introducing side-effects at specified points during execution according to an orchestration script. A single script comprises a set of <text:s/>rules each of which identifies an <text:span text:style-name="T1">event</text:span><text:span text:style-name="T2"> </text:span>occurring during program execution, defines a <text:span text:style-name="T1">condition</text:span> determining when the rule should be invoked and specifies a set of <text:span text:style-name="T1">actions</text:span> to be performed when it is invoked. Scripts employ an Event Condition Action (ECA) <text:s/>rule language to define how the application behaviour should be transformed at runtime. The three components of these rules, event, condition and action, are used, respectively, to define:</text:p>
      <text:list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Each test run is expected to supply a set of rules specifying the side-effects it wishes to introduce into the application under tes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and to be specific to the particular case in hand. For example, a rule attached to a database insertion method might bind the primary key of the record created by the method and use this binding to create a counter labelled with the key. Another rule attached to a database read operation might bind the primary key of the record being read, test for the presence of a counter labelled with the key, decrement it and throw a read exception when the counter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he package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text:soft-page-break/>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he orchestration package are implemented using a <text:span text:style-name="T1">Java agent</text:span> program which processes the rule script at At JVM bootstrap. JVM class loaders provide agents with an opportunity to modify loaded bytecode just prior to <text:s/>compilation (see package <text:span text:style-name="Code_20_Text">java.lang.Instrumentation</text:span> for details of how Java agents work). The orchestration agent is responsible for monitoring method code as it is loaded and identifying <text:span text:style-name="T1">trigger points</text:span>, code locations specified in rule events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the rule which has been matched and the arguments to the trigger method. If several rules match the same trigger point then there will be a sequence of trigger calls, one for each matching rule, which are called in the order they appear in their script(s).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he event specification includes a binding specification which can introduce bindings for additional variables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ext:soft-page-break/>trigger call, making them available as default bindings.</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y should all be caught and dealt with internally). Exceptions are only thrown out of the execution engine to alter the flow of control through the triggering method. Normally, after returning from a trigger call the triggering thread continues to execute the original method code. However, the return and throw actions can be used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list text:style-name="Outline" text:continue-numbering="true">
        <text:list-item>
          <text:list text:continue-numbering="true">
            <text:list-header>
              <text:h text:style-name="P11" text:outline-level="2" text:is-list-header="true">ECA <text:span text:style-name="T5">Rule</text:span> Engine</text:h>
            </text:list-header>
          </text:list>
        </text:list-item>
      </text:list>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ext:soft-page-break/>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1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ext:soft-page-break/>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line-break/>AFTER SYNCHRONIZE [count]</text:span></text:p>
      <text:p text:style-name="P10">If a location specifier is provided it must immediately follow the <text:span text:style-name="Code_20_Text">METHOD</text:span> specifier. If no location specifier is provided it defaults to <text:span text:style-name="Code_20_Text">AT ENTRY</text:span>.</text:p>
      <text:p text:style-name="P10">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0">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10">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10">An <text:span text:style-name="Code_20_Text">AFTER READ</text:span> specification is identical to an AT READ specification except that it locates the trigger point after the <text:span text:style-name="Code_20_Text">getField</text:span> bytecode.</text:p>
      <text:p text:style-name="P10"><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0"><text:span text:style-name="Code_20_Text">AT SYNCHRONIZE</text:span> and <text:span text:style-name="Code_20_Text">AFTER SYNCHRONIZE</text:span> specifiers identify synchronization blocks <text:soft-page-break/>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0">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3">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4">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text:style-name="L5">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text:soft-page-break/>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Rule Language Built-Ins</text:h>
        </text:list-header>
      </text:list>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text:soft-page-break/>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text:soft-page-break/>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text:soft-page-break/>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list text:style-name="Outline" text:continue-numbering="true">
        <text:list-item>
          <text:list text:continue-numbering="true">
            <text:list-header>
              <text:h text:style-name="Heading_20_2" text:outline-level="2" text:is-list-header="true">Tracing</text:h>
            </text:list-header>
          </text:list>
        </text:list-item>
      </text:list>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list text:style-name="Outline" text:continue-numbering="true">
        <text:list-item>
          <text:list text:continue-numbering="true">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he Orchestration Package</text:h>
          <text:list>
            <text:list-header>
              <text:h text:style-name="Heading_20_2" text:outline-level="2" text:is-list-header="true">Obtaining the sources</text:h>
            </text:list-header>
          </text:list>
        </text:list-header>
      </text:list>
      <text:p text:style-name="P1">The orchestration package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package includes some sample rule scripts located in directory <text:s/>dd/scripts.</text:p>
      <text:list text:style-name="Outline" text:continue-numbering="true">
        <text:list-item>
          <text:list text:continue-numbering="true">
            <text:list-header>
              <text:h text:style-name="Heading_20_2" text:outline-level="2" text:is-list-header="true">Building the package</text:h>
            </text:list-header>
          </text:list>
        </text:list-item>
      </text:list>
      <text:p text:style-name="P1">The package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armmar rules in dd/grammar and 'TestScript', which compiles and runs program TestScript.java. The latter is an offline type checker which parses and then type checks the rules defined in file handler.txt in the top level directory. Note that the latter <text:soft-page-break/>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he Package</text:h>
            </text:list-header>
          </text:list>
        </text:list-item>
      </text:list>
      <text:p text:style-name="P1">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9"><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9"><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8-12-01T13:46:51</dc:date>
    <meta:printed-by>Andrew Dinn</meta:printed-by>
    <meta:print-date>2008-09-26T17:21:42</meta:print-date>
    <meta:editing-cycles>37</meta:editing-cycles>
    <meta:editing-duration>PT20H15M18S</meta:editing-duration>
    <meta:user-defined meta:name="Info 1"/>
    <meta:user-defined meta:name="Info 2"/>
    <meta:user-defined meta:name="Info 3"/>
    <meta:user-defined meta:name="Info 4"/>
    <meta:document-statistic meta:table-count="0" meta:image-count="0" meta:object-count="0" meta:page-count="17" meta:paragraph-count="210" meta:word-count="6734" meta:character-count="42067"/>
  </office:meta>
</office:document-meta>
</file>